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/>
    <style:font-face style:name="Liberation Sans2" svg:font-family="'Liberation Sans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" fo:font-size="12pt" style:font-size-asian="12pt" style:font-size-complex="12pt"/>
    </style:style>
    <style:style style:name="P2" style:family="paragraph" style:parent-style-name="Standard">
      <style:text-properties style:font-name="F" fo:font-size="12pt" officeooo:paragraph-rsid="0015802b" style:font-size-asian="12pt" style:font-size-complex="12pt"/>
    </style:style>
    <style:style style:name="P3" style:family="paragraph" style:parent-style-name="Standard">
      <style:text-properties officeooo:paragraph-rsid="00180df3"/>
    </style:style>
    <style:style style:name="P4" style:family="paragraph" style:parent-style-name="Standard">
      <style:text-properties officeooo:rsid="00180df3" officeooo:paragraph-rsid="00180df3"/>
    </style:style>
    <style:style style:name="P5" style:family="paragraph" style:parent-style-name="Standard">
      <style:text-properties officeooo:rsid="0019df47" officeooo:paragraph-rsid="0019df47"/>
    </style:style>
    <style:style style:name="T1" style:family="text">
      <style:text-properties officeooo:rsid="0015802b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15802b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16503d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style:font-name="F" fo:font-size="12pt" fo:font-style="normal" fo:text-shadow="none" style:text-underline-style="none" fo:font-weight="normal" officeooo:rsid="00180df3" style:font-size-asian="12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style:font-name="F" fo:font-size="12pt" fo:font-style="normal" fo:text-shadow="none" style:text-underline-style="none" fo:font-weight="normal" officeooo:rsid="0015802b" style:font-size-asian="12pt" style:font-style-asian="normal" style:font-weight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font-name="F" fo:font-size="12pt" fo:font-style="normal" fo:text-shadow="none" style:text-underline-style="none" fo:font-weight="normal" officeooo:rsid="0016503d" style:font-size-asian="12pt" style:font-style-asian="normal" style:font-weight-asian="normal" style:font-size-complex="12pt" style:text-emphasize="none"/>
    </style:style>
    <style:style style:name="T9" style:family="text">
      <style:text-properties style:text-outline="false" style:text-line-through-style="none" style:text-line-through-type="none" style:font-name="F" fo:font-size="12pt" fo:font-style="normal" fo:text-shadow="none" style:text-underline-style="none" fo:font-weight="normal" officeooo:rsid="0019df47" style:font-size-asian="12pt" style:font-style-asian="normal" style:font-weight-asian="normal" style:font-size-complex="12pt" style:text-emphasize="none"/>
    </style:style>
    <style:style style:name="T10" style:family="text">
      <style:text-properties style:text-outline="false" style:text-line-through-style="none" style:text-line-through-type="none" style:font-name="Liberation Sans2" fo:font-size="8.5pt" fo:font-style="normal" fo:text-shadow="none" style:text-underline-style="none" fo:font-weight="normal" style:font-size-asian="8.5pt" style:font-style-asian="normal" style:font-weight-asian="normal" style:font-size-complex="12pt" style:text-emphasize="none"/>
    </style:style>
    <style:style style:name="T11" style:family="text">
      <style:text-properties style:text-outline="false" style:text-line-through-style="none" style:text-line-through-type="none" style:font-name="Liberation Sans2" fo:font-size="8.5pt" fo:font-style="normal" fo:text-shadow="none" style:text-underline-style="none" fo:font-weight="normal" officeooo:rsid="0016503d" style:font-size-asian="8.5pt" style:font-style-asian="normal" style:font-weight-asian="normal" style:font-size-complex="12pt" style:text-emphasize="none"/>
    </style:style>
    <style:style style:name="T12" style:family="text">
      <style:text-properties style:text-outline="false" style:text-line-through-style="none" style:text-line-through-type="none" style:font-name="Liberation Sans2" fo:font-size="8.5pt" fo:font-style="normal" fo:text-shadow="none" style:text-underline-style="none" fo:font-weight="normal" officeooo:rsid="00180df3" style:font-size-asian="8.5pt" style:font-style-asian="normal" style:font-weight-asian="normal" style:font-size-complex="12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ght so I have created a table with column values for each trick:</text:p>
      <text:p text:style-name="P1">we have:</text:p>
      <text:p text:style-name="P1">trick name: self explained:</text:p>
      <text:p text:style-name="P1">back foot degree : if the obstacle is forward and at 0 degrees where the back foot is positioned relative to it. </text:p>
      <text:p text:style-name="P1">front foot degree : if the obstacle is forward and at 0 degrees where the front foot is positioned relative to it. </text:p>
      <text:p text:style-name="P1">back foot knee: where the back foot is bent relative to the front foot. might not apply to single foot tricks <text:span text:style-name="T1">if the other foot is used - </text:span>NA </text:p>
      <text:p text:style-name="P2">front foot knee: where the front foot is bent relative to the back foot. might not apply to single foot tricks <text:span text:style-name="T1">if the other foot is used - </text:span>NA </text:p>
      <text:p text:style-name="P2"><text:span text:style-name="T2">back foot hblock pointing towards: </text:span><text:span text:style-name="T3">where the inner or outer soul is </text:span><text:span text:style-name="T4">pointing towards the front, <text:s/>if this is the hblock trick other wise NA, doesnt apply for x grinds, If the inner or outer is away from the front foot theres more resistence if its towards theres less <text:s text:c="2"/></text:span></text:p>
      <text:p text:style-name="P3"><text:span text:style-name="T6">front</text:span><text:span text:style-name="T5"> foot hblock pointing towards: </text:span><text:span text:style-name="T7">where the inner or outer soul is </text:span><text:span text:style-name="T8">pointing towards the </text:span><text:span text:style-name="T6">back</text:span><text:span text:style-name="T8">, <text:s/>if this is the hblock trick other wise NA, doesnt apply for x grinds, If the inner or outer is away from the front foot theres </text:span><text:span text:style-name="T6">less</text:span><text:span text:style-name="T8"> resistence if its towards theres </text:span><text:span text:style-name="T6">more</text:span></text:p>
      <text:p text:style-name="P3"><text:span text:style-name="T11">topside or regular: </text:span><text:span text:style-name="T12">self explained topside harder</text:span></text:p>
      <text:p text:style-name="P4"><text:span text:style-name="T10">can be grabbed: either yes or no, single foots can be grabbed</text:span></text:p>
      <text:p text:style-name="P4"><text:span text:style-name="T10">cross grab: grabbing the foot across from the body more difficult</text:span></text:p>
      <text:p text:style-name="P4"><text:span text:style-name="T10">crossed foot: applies to savannahs and unities which leg or foot is in front of the other </text:span></text:p>
      <text:p text:style-name="P4"><text:span text:style-name="T8">s</text:span><text:span text:style-name="T5">pin multiplier: every trick can have zero spin but after that it can only be multiplied in the next term. Eg full h block tricks have a 90 degree spin so can go up from 90 to 270, <text:s/>none </text:span><text:span text:style-name="T9">full</text:span><text:span text:style-name="T5"> h block tricks can </text:span><text:span text:style-name="T9">be increments of 180 so can go up from 180 <text:s/>to 360 etc. Max spin should be around 540. </text:span></text:p>
      <text:p text:style-name="P5"><text:span text:style-name="T5">balance point: were the balance point is on the trick</text:span></text:p>
      <text:p text:style-name="P5"><text:span text:style-name="T5">h block: where it is front, back, both (full) or N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/>
    <style:font-face style:name="Liberation Sans2" svg:font-family="'Liberation Sans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24T10:51:01.642880663</meta:creation-date>
    <dc:date>2026-03-24T13:18:01.394829110</dc:date>
    <meta:editing-duration>PT3M7S</meta:editing-duration>
    <meta:editing-cycles>1</meta:editing-cycles>
    <meta:document-statistic meta:table-count="0" meta:image-count="0" meta:object-count="0" meta:page-count="1" meta:paragraph-count="16" meta:word-count="350" meta:character-count="1815" meta:non-whitespace-character-count="1467"/>
    <meta:generator>LibreOffice/6.4.7.2$Linux_X86_64 LibreOffice_project/40$Build-2</meta:generator>
  </office:meta>
</office:document-meta>
</file>